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be283" officeooo:paragraph-rsid="001be283"/>
    </style:style>
    <style:style style:name="P2" style:family="paragraph" style:parent-style-name="Standard">
      <style:text-properties officeooo:rsid="001cd0aa" officeooo:paragraph-rsid="001cd0aa"/>
    </style:style>
    <style:style style:name="P3" style:family="paragraph" style:parent-style-name="Standard">
      <style:text-properties officeooo:rsid="001e711a" officeooo:paragraph-rsid="001e711a"/>
    </style:style>
    <style:style style:name="P4" style:family="paragraph" style:parent-style-name="Standard">
      <style:text-properties officeooo:rsid="001efc27" officeooo:paragraph-rsid="001efc27"/>
    </style:style>
    <style:style style:name="P5" style:family="paragraph" style:parent-style-name="Standard">
      <style:text-properties officeooo:paragraph-rsid="001efc27"/>
    </style:style>
    <style:style style:name="P6" style:family="paragraph" style:parent-style-name="Standard">
      <style:text-properties officeooo:rsid="00203a5c" officeooo:paragraph-rsid="00203a5c"/>
    </style:style>
    <style:style style:name="T1" style:family="text">
      <style:text-properties officeooo:rsid="001e711a"/>
    </style:style>
    <style:style style:name="T2" style:family="text">
      <style:text-properties officeooo:rsid="001efc27"/>
    </style:style>
    <style:style style:name="T3" style:family="text">
      <style:text-properties officeooo:rsid="00203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Boa tarde, meu nome é Marlon e irei apresentar o meu trabalho de conclusão de curso, referente a Análise de arquiteturas de microsserviços empregados a jogos MMORPG voltada à otimização do uso de recursos computacionais;</text:p>
      <text:p text:style-name="P1">2. Este trabalho teve como principal objetivo analisar as arquiteturas Rudy, Salz e Willson;</text:p>
      <text:p text:style-name="P1">3. Para isso foi necessário:</text:p>
      <text:p text:style-name="P1">- Identificar protocolos, arquiteturas, ferramentas de análise de métricas e analisar o comportamento das arquiteturas;</text:p>
      <text:p text:style-name="P2">4. <text:span text:style-name="T1">Nesta apresentação vamos seguir este roteiro;</text:span></text:p>
      <text:p text:style-name="P3">5. Um jogo MMORPG é um jogo na qual um jogador terá um número de personagens, costumeiramente sendo um único personagem, para interagir com um mundo compartilhado com outros jogadores;</text:p>
      <text:p text:style-name="P3">6. Para este tipo de jogo, foram levantadas as arquiteturas Rudy, Salz e Willson;</text:p>
      <text:p text:style-name="P3">7. A arquitetura Rudy destaca-se pelo microsserviço Rcrud a qual centraliza todo o acesso a conexão de banco com o microsserviço rcrud;</text:p>
      <text:p text:style-name="P3">8. A arquitetura realiza este acesso a partir de todos os microsserviços que necessitam desta conexão. Outra alteração sobre a arquitetura Rudy é a divisão do microsserviço rgame, responsável por gerenciar o ambiente virtual, em sgame e schat, na qual o microsserviço sgame e schat são responsáveis por manipular o ambiente e o chat do jogo, respectivamente. Tanbém percebe-se que os clientes realizam conexão direta ao serviço de autenticação;</text:p>
      <text:p text:style-name="P3">9. Por sua vez, a arquitetura Willson realiza a unificação do microsserviço schat e sgame no microsserviço wgame, tornando assim uma arquitetura mais enchuta.</text:p>
      <text:p text:style-name="P3">10. A partir das arquiteturas citadas, foi criado um cenário para os testes separando o ambiente de experimento em duas camadas bem definidas, seguindo um padrão cliente servidor; na qual armazena os dados de métricas no lado do servidor;</text:p>
      <text:p text:style-name="P3">11. Nessa figura fica visível a divisão de camadas, na qual possuimos a camada de clientes, microsserviços e armazenamento de métricas a qual permitem conexão entre ambas as camadas, isolando somente o ambiente de banco de dados do jogo.</text:p>
      <text:p text:style-name="P3">12. O ambiente de métricas, banco de dados e microsserviços foi realizado deploy utilizando docker compose, por se tratar de um ambiente com apenas uma única máquina virtual. Diferente deste padrão, os microsserviços usaram a tecnologia Docker Swarm a qual permite gerenciar contêineres como serviço, escalando-os em múltiplas máquinas de forma automatizada.</text:p>
      <text:p text:style-name="P3">13. Dada tais características temos ao fim o serviço implantado na Nuvem LabP2D com 3 máquinas virtuais distintas e, conectados por uma rede externa da CINF, os clientes que foram implantados em um laboratório de computadores do DCC.</text:p>
      <text:p text:style-name="P3">14. Os clientes implantados no laboratório realizam as seguintes operações: Criar Conta, Criar Personagem, Autenticar e, em entrando em uma repetição infinita, movimentam-se e comunicam com os outros jogadores do ambiente. Estas ações exigem o uso de todos os microsserviços internos das arquiteturas como um jogador real;</text:p>
      <text:p text:style-name="P3">15. Durante o experimento, o número de clientes no Docker Swarm é aumentado no valor de 1 a cada 30 segundos, exibindo um comportamento de crescimento linear de jogadores simultâneos.</text:p>
      <text:p text:style-name="P3">16. Foi utilizado a stack Graphite e Grafana, por se tratar de uma stack open source e que supre a demanda de visualização e armazenamento de dados temporais;</text:p>
      <text:p text:style-name="P3">17. A partir deste ambiente, foi possível coletar dados de tempo de resposta dos clientes. Percebe-se que o tempo de resposta das operações web não variam com a carga do serviço. Dessa forma, a média dos valores mostrouuma relação bem definida justificada pelas características das arquiteturas;</text:p>
      <text:p text:style-name="P3">18. A operação de sessão é isolada das operações web por ser influenciado pela característica de conexão direta dos clientes ao microsserviço de autenticação da arquitetura Salz; Dessa forma, a arquitetura Salz tem um melhor desempenho comparado aos demais quando estressado;</text:p>
      <text:p text:style-name="P3"><text:soft-page-break/>19. <text:span text:style-name="T2">As operações sobre o mundo, referentes a instanciação de personagem no mundo e movimentação do personagem são bem definidas. A arquitetura Willson tem o melhor desempenho por conta do número de microsserviços na rede; Nota-se também, uma disparidade grande entre as arquiteturas Rudy e Salz. Tal disparidade é dada pela sincronização das posições de personagem entre os microsserviços de schat e sgame;</text:span></text:p>
      <text:p text:style-name="P4">20. Por sua vez as operações de chat possui seu valor otimizado com a arquitetura Willson, pelo seu melhor consumo de CPU. A arquitetura Salz possui uma melhor alocação de recursos, mesmo comprometendo a movimentação dos personagens no mundo, <text:s/>ao manipular o chat do jogo.</text:p>
      <text:p text:style-name="P4">21. O tempo de resposta das operações Web são completamente relacionadas ao consumo do banco de dados; Percebe-se que a arquitetura com menor vazão, Rudy, é a que menos estressou o processamento do banco de dados.</text:p>
      <text:p text:style-name="P5"><text:span text:style-name="T2">22. Percebe-se que, em contra partida, temos um menor consumo de CPU pelos microsserviços da arquitetura Salz; Este menor consumo é dado pelo bloqueio frequênte para atualizar a posição dos jogadores entre os microsserviços sgame e schat;</text:span></text:p>
      <text:p text:style-name="P4">23. Ao visualizar a memória consumida pelo banco de dados, nota-se que o banco de dados Redis é despresível, consumindo igualmente para todas as arquiteturas; Entretanto, o banco de dados PostgreSQL consome uma quantidade relativamente alta, porém de forma multi-modal; Este comportamento é visível ao plotar um gráfico, com média e variação a cada passo do crescimento da carga do serviço. Percebe-se que a variação aumenta, porém a média estabiliza em 80%. Seguindo a mesma relação de consumo de CPU, a arquitetura Rudy tem o menor valor, tendo um desempate com valores pequenos entre a arquitetura Salz e Willson, porém a arquitetura Salz consumiu menos, da mesma forma em média;</text:p>
      <text:p text:style-name="P4">24. Na arquitetura de microsserviços, podemos ver a disparidade de consumo de CPU conforme o número de conexões simultâneas e número de microsserviços da arquitetura; Por conta de microsserviços serem porcessos pequenos e que consomem poucos recursos, percebemos que ao quebrar dois microsserviços em domínios conflitantes como na arquitetura Salz, faz com que diversos componentes tenham que <text:s/>ser compartilhados, consumindo mais memória ao ser estressado;</text:p>
      <text:p text:style-name="P4">25. A entrada de rede por sua vez está completamente relacionada ao tempo de resposta, demonstrando que arquiteturas com maior vazão (ou melhor aproveitamento de CPU) possibilitam uma maior recepção de requisições;</text:p>
      <text:p text:style-name="P4">26. Entretanto a saída dos dados não reflete esta lógica. Pelo fato da arquitetura Rudy concentrar as conexões em um único ponto, ela minimiza o consumo de banca, beneficiando a saída de rede;</text:p>
      <text:p text:style-name="P4">27. Por sua vez, ao olhar para os microsserviços, a arquitetura Willson e Salz segue a lógica de consumo de CPU, entretanto a arquitetura Rudy expõem nesta os dados do banco, o que torna a arquitetura de microsserviços uma arquitetura extremamente custosa no consumo de banda;</text:p>
      <text:p text:style-name="P4">28. Por fim, temos as operações de modo unificado, o que permite uma melhor visualização dos resultados. Podemos perceber que os resultados são impactados diretamente pelas escolhas de tornar o microsserviço sauth publico ao cliente, melhorando o tempo de resposta da arquitetura Salz, criar um intermediador de requisições do banco, proporciando um gargalo na arquitetura Rudy como um todo ao ser estressado e minimizar microsserviços em domínios conflitantes, melhorando o desempenho da arquitetura Willson;</text:p>
      <text:p text:style-name="P4">29. Os comportamentos citados na bibliografia são confirmados na prática, e os gargalos aparentes <text:span text:style-name="T3">tornam-se aparentes nos microsserviços rcrud, Schat e Sgame ao escalar as arquiteturas. Dessa forma, nota-se a importância de definicação de domínio dos microsserviços antes de sua divisão, para evitar domínios conflitantes; Tal qual a definição de propriedade do armazenamento de dados;</text:span></text:p>
      <text:p text:style-name="P6">O consumo de CPU é o critério mais importante para o desempenho e economia de recursos; Uma arquitetura de microsserviços segue os mesmos conceitos de programação paralela, respeitando o tempo de resposta para transitar dados em memória, em disco e em rede; Isto é notório durante a análise das arquiteturas;</text:p>
      <text:p text:style-name="P6"><text:soft-page-break/>A melhor arquitetura depende da dinâmica do jogo prevista pelos desenvolvedores;</text:p>
      <text:p text:style-name="P6">Todas estas arquiteturas possuem jogos em execução, no atual momento, sendo financeiramente viáveis; Entretanto, a escolha da arquitetura ao elaborar um novo serviço é algo importante a qual o slide 28 pode identificar a arquitetura com mais pontos otimizados;</text:p>
      <text:p text:style-name="P6">30. Durante a execução deste trabalho houve dificuldade para encontrar referências bibliográficas, a qual este trabalho pretente contribuir para sanar esta dor no futuro;</text:p>
      <text:p text:style-name="P6"><text:tab/>Tal qual, a organização de código foi uma dificuldade, tratando-se de aplicações grandes e com diversos pontos de comunicação, porém tanto a linguagem golang quando a arquitetura de clean arquitecture auxiliou o desenvolvimento, permitindo um desenvolvimento sustentável e de fácil alteração utilizando testes automatizados;</text:p>
      <text:p text:style-name="P6"/>
      <text:p text:style-name="P6">Este trabalho contribui com dados base de referências e realiza uma análise referencial de consumo de memória, processador e rede nas arquiteturas Salz, Willson e Rudy.</text:p>
      <text:p text:style-name="P6"/>
      <text:p text:style-name="P6">31. Pode-se aplicar diversos conceitos para futuras elaborações de trabalhos, entretanto destaca-se a publicação de artigos com os resultados destes trabalhos, tal qual realizar uma análise do impácto na troca dos bancos de dados, visto que este foi um dos principais fatores de gargalo de todos experimentos;</text:p>
      <text:p text:style-name="P6"/>
      <text:p text:style-name="P6">32. Estas são as referências.</text:p>
      <text:p text:style-name="P6"/>
      <text:p text:style-name="P6">33. Dúvidas?</text:p>
      <text:p text:style-name="P6"/>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5T19:13:55.603947128</meta:creation-date>
    <dc:date>2019-11-25T22:36:27.191263463</dc:date>
    <meta:editing-duration>PT1H38M58S</meta:editing-duration>
    <meta:editing-cycles>1</meta:editing-cycles>
    <meta:document-statistic meta:table-count="0" meta:image-count="0" meta:object-count="0" meta:page-count="3" meta:paragraph-count="39" meta:word-count="1440" meta:character-count="9315" meta:non-whitespace-character-count="7911"/>
    <meta:generator>LibreOffice/6.3.2.2$Linux_X86_64 LibreOffice_project/30$Build-2</meta:generator>
  </office:meta>
</office:document-meta>
</file>